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6"/>
    <style:style style:name="co1" style:family="table-column">
      <style:table-column-properties fo:break-before="auto" style:column-width="1.42875cm" style:use-optimal-column-width="true"/>
    </style:style>
    <style:style style:name="co2" style:family="table-column">
      <style:table-column-properties fo:break-before="auto" style:column-width="1.56104166666667cm" style:use-optimal-column-width="true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508125cm" style:use-optimal-column-width="true"/>
    </style:style>
    <style:style style:name="co6" style:family="table-column">
      <style:table-column-properties fo:break-before="auto" style:column-width="1.37583333333333cm" style:use-optimal-column-width="true"/>
    </style:style>
    <style:style style:name="co7" style:family="table-column">
      <style:table-column-properties fo:break-before="auto" style:column-width="1.24354166666667cm" style:use-optimal-column-width="true"/>
    </style:style>
    <style:style style:name="co8" style:family="table-column">
      <style:table-column-properties fo:break-before="auto" style:column-width="1.64041666666667cm" style:use-optimal-column-width="true"/>
    </style:style>
    <style:style style:name="co9" style:family="table-column">
      <style:table-column-properties fo:break-before="auto" style:column-width="1.296458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Chart 1" svg:x="0.13889in" svg:y="0.19444in" svg:width="15.91667in" svg:height="6.95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31415900000000002" table:style-name="ce1">
            <text:p>0.314159</text:p>
          </table:table-cell>
          <table:table-cell office:value-type="float" office:value="1.08884" table:style-name="ce1">
            <text:p>1.08884</text:p>
          </table:table-cell>
          <table:table-cell office:value-type="float" office:value="-2.32594E-2" table:style-name="ce1">
            <text:p>-0.023259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62831899999999996" table:style-name="ce1">
            <text:p>0.628319</text:p>
          </table:table-cell>
          <table:table-cell office:value-type="float" office:value="1.1331500000000001" table:style-name="ce1">
            <text:p>1.13315</text:p>
          </table:table-cell>
          <table:table-cell office:value-type="float" office:value="-5.0289199999999999E-2" table:style-name="ce1">
            <text:p>-0.050289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.94247800000000004" table:style-name="ce1">
            <text:p>0.942478</text:p>
          </table:table-cell>
          <table:table-cell office:value-type="float" office:value="1.13663" table:style-name="ce1">
            <text:p>1.13663</text:p>
          </table:table-cell>
          <table:table-cell office:value-type="float" office:value="-7.7401999999999999E-2" table:style-name="ce1">
            <text:p>-0.07740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25664" table:style-name="ce1">
            <text:p>1.25664</text:p>
          </table:table-cell>
          <table:table-cell office:value-type="float" office:value="1.1121799999999999" table:style-name="ce1">
            <text:p>1.11218</text:p>
          </table:table-cell>
          <table:table-cell office:value-type="float" office:value="-0.101914" table:style-name="ce1">
            <text:p>-0.10191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5708" table:style-name="ce1">
            <text:p>1.5708</text:p>
          </table:table-cell>
          <table:table-cell office:value-type="float" office:value="1.0696399999999999" table:style-name="ce1">
            <text:p>1.06964</text:p>
          </table:table-cell>
          <table:table-cell office:value-type="float" office:value="-0.12223100000000001" table:style-name="ce1">
            <text:p>-0.12223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.88496" table:style-name="ce1">
            <text:p>1.88496</text:p>
          </table:table-cell>
          <table:table-cell office:value-type="float" office:value="1.0136099999999999" table:style-name="ce1">
            <text:p>1.01361</text:p>
          </table:table-cell>
          <table:table-cell office:value-type="float" office:value="-0.13741200000000001" table:style-name="ce1">
            <text:p>-0.13741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.1991100000000001" table:style-name="ce1">
            <text:p>2.19911</text:p>
          </table:table-cell>
          <table:table-cell office:value-type="float" office:value="0.94411599999999996" table:style-name="ce1">
            <text:p>0.944116</text:p>
          </table:table-cell>
          <table:table-cell office:value-type="float" office:value="-0.146759" table:style-name="ce1">
            <text:p>-0.14675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.5132699999999999" table:style-name="ce1">
            <text:p>2.51327</text:p>
          </table:table-cell>
          <table:table-cell office:value-type="float" office:value="0.85604100000000005" table:style-name="ce1">
            <text:p>0.856041</text:p>
          </table:table-cell>
          <table:table-cell office:value-type="float" office:value="-0.149426" table:style-name="ce1">
            <text:p>-0.14942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.8274300000000001" table:style-name="ce1">
            <text:p>2.82743</text:p>
          </table:table-cell>
          <table:table-cell office:value-type="float" office:value="0.73423499999999997" table:style-name="ce1">
            <text:p>0.734235</text:p>
          </table:table-cell>
          <table:table-cell office:value-type="float" office:value="-0.14387900000000001" table:style-name="ce1">
            <text:p>-0.14387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.1415899999999999" table:style-name="ce1">
            <text:p>3.14159</text:p>
          </table:table-cell>
          <table:table-cell office:value-type="float" office:value="0.53398299999999999" table:style-name="ce1">
            <text:p>0.533983</text:p>
          </table:table-cell>
          <table:table-cell office:value-type="float" office:value="-0.12656800000000001" table:style-name="ce1">
            <text:p>-0.12656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.4557500000000001" table:style-name="ce1">
            <text:p>3.45575</text:p>
          </table:table-cell>
          <table:table-cell office:value-type="float" office:value="9.1410400000000003E-2" table:style-name="ce1">
            <text:p>0.0914104</text:p>
          </table:table-cell>
          <table:table-cell office:value-type="float" office:value="-8.70948E-2" table:style-name="ce1">
            <text:p>-0.087094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.7699099999999999" table:style-name="ce1">
            <text:p>3.76991</text:p>
          </table:table-cell>
          <table:table-cell office:value-type="float" office:value="-1.0956900000000001" table:style-name="ce1">
            <text:p>-1.09569</text:p>
          </table:table-cell>
          <table:table-cell office:value-type="float" office:value="1.04213E-2" table:style-name="ce1">
            <text:p>0.010421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.0840699999999996" table:style-name="ce1">
            <text:p>4.08407</text:p>
          </table:table-cell>
          <table:table-cell office:value-type="float" office:value="-1.8612299999999999" table:style-name="ce1">
            <text:p>-1.86123</text:p>
          </table:table-cell>
          <table:table-cell office:value-type="float" office:value="0.194048" table:style-name="ce1">
            <text:p>0.19404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.3982299999999999" table:style-name="ce1">
            <text:p>4.39823</text:p>
          </table:table-cell>
          <table:table-cell office:value-type="float" office:value="-1.8451900000000001" table:style-name="ce1">
            <text:p>-1.84519</text:p>
          </table:table-cell>
          <table:table-cell office:value-type="float" office:value="0.386069" table:style-name="ce1">
            <text:p>0.38606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.7123900000000001" table:style-name="ce1">
            <text:p>4.71239</text:p>
          </table:table-cell>
          <table:table-cell office:value-type="float" office:value="-1.77132" table:style-name="ce1">
            <text:p>-1.77132</text:p>
          </table:table-cell>
          <table:table-cell office:value-type="float" office:value="0.56157500000000005" table:style-name="ce1">
            <text:p>0.56157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.0265500000000003" table:style-name="ce1">
            <text:p>5.02655</text:p>
          </table:table-cell>
          <table:table-cell office:value-type="float" office:value="-1.69309" table:style-name="ce1">
            <text:p>-1.69309</text:p>
          </table:table-cell>
          <table:table-cell office:value-type="float" office:value="0.72015399999999996" table:style-name="ce1">
            <text:p>0.72015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.3407099999999996" table:style-name="ce1">
            <text:p>5.34071</text:p>
          </table:table-cell>
          <table:table-cell office:value-type="float" office:value="-1.6123099999999999" table:style-name="ce1">
            <text:p>-1.61231</text:p>
          </table:table-cell>
          <table:table-cell office:value-type="float" office:value="0.86262899999999998" table:style-name="ce1">
            <text:p>0.86262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.6548699999999998" table:style-name="ce1">
            <text:p>5.65487</text:p>
          </table:table-cell>
          <table:table-cell office:value-type="float" office:value="-1.52782" table:style-name="ce1">
            <text:p>-1.52782</text:p>
          </table:table-cell>
          <table:table-cell office:value-type="float" office:value="0.98977899999999996" table:style-name="ce1">
            <text:p>0.98977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.9690300000000001" table:style-name="ce1">
            <text:p>5.96903</text:p>
          </table:table-cell>
          <table:table-cell office:value-type="float" office:value="-1.43825" table:style-name="ce1">
            <text:p>-1.43825</text:p>
          </table:table-cell>
          <table:table-cell office:value-type="float" office:value="1.10222" table:style-name="ce1">
            <text:p>1.1022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.2831900000000003" table:style-name="ce1">
            <text:p>6.28319</text:p>
          </table:table-cell>
          <table:table-cell office:value-type="float" office:value="-1.3411299999999999" table:style-name="ce1">
            <text:p>-1.34113</text:p>
          </table:table-cell>
          <table:table-cell office:value-type="float" office:value="1.20038" table:style-name="ce1">
            <text:p>1.2003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.59734" table:style-name="ce1">
            <text:p>6.59734</text:p>
          </table:table-cell>
          <table:table-cell office:value-type="float" office:value="-1.23204" table:style-name="ce1">
            <text:p>-1.23204</text:p>
          </table:table-cell>
          <table:table-cell office:value-type="float" office:value="1.2844" table:style-name="ce1">
            <text:p>1.284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.9115000000000002" table:style-name="ce1">
            <text:p>6.9115</text:p>
          </table:table-cell>
          <table:table-cell office:value-type="float" office:value="-1.10246" table:style-name="ce1">
            <text:p>-1.10246</text:p>
          </table:table-cell>
          <table:table-cell office:value-type="float" office:value="1.3539399999999999" table:style-name="ce1">
            <text:p>1.3539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.2256600000000004" table:style-name="ce1">
            <text:p>7.22566</text:p>
          </table:table-cell>
          <table:table-cell office:value-type="float" office:value="-0.93277900000000002" table:style-name="ce1">
            <text:p>-0.932779</text:p>
          </table:table-cell>
          <table:table-cell office:value-type="float" office:value="1.40764" table:style-name="ce1">
            <text:p>1.4076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.5398199999999997" table:style-name="ce1">
            <text:p>7.53982</text:p>
          </table:table-cell>
          <table:table-cell office:value-type="float" office:value="-0.66612700000000002" table:style-name="ce1">
            <text:p>-0.666127</text:p>
          </table:table-cell>
          <table:table-cell office:value-type="float" office:value="1.4415500000000001" table:style-name="ce1">
            <text:p>1.441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.85398" table:style-name="ce1">
            <text:p>7.85398</text:p>
          </table:table-cell>
          <table:table-cell office:value-type="float" office:value="-7.4834100000000001E-2" table:style-name="ce1">
            <text:p>-0.0748341</text:p>
          </table:table-cell>
          <table:table-cell office:value-type="float" office:value="1.44255" table:style-name="ce1">
            <text:p>1.442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.1681399999999993" table:style-name="ce1">
            <text:p>8.16814</text:p>
          </table:table-cell>
          <table:table-cell office:value-type="float" office:value="1.4413400000000001" table:style-name="ce1">
            <text:p>1.44134</text:p>
          </table:table-cell>
          <table:table-cell office:value-type="float" office:value="1.3622000000000001" table:style-name="ce1">
            <text:p>1.362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.4823000000000004" table:style-name="ce1">
            <text:p>8.4823</text:p>
          </table:table-cell>
          <table:table-cell office:value-type="float" office:value="1.9761200000000001" table:style-name="ce1">
            <text:p>1.97612</text:p>
          </table:table-cell>
          <table:table-cell office:value-type="float" office:value="1.19241" table:style-name="ce1">
            <text:p>1.1924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.7964599999999997" table:style-name="ce1">
            <text:p>8.79646</text:p>
          </table:table-cell>
          <table:table-cell office:value-type="float" office:value="1.9384699999999999" table:style-name="ce1">
            <text:p>1.93847</text:p>
          </table:table-cell>
          <table:table-cell office:value-type="float" office:value="1.0234099999999999" table:style-name="ce1">
            <text:p>1.0234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.1106200000000008" table:style-name="ce1">
            <text:p>9.11062</text:p>
          </table:table-cell>
          <table:table-cell office:value-type="float" office:value="1.88073" table:style-name="ce1">
            <text:p>1.88073</text:p>
          </table:table-cell>
          <table:table-cell office:value-type="float" office:value="0.86909899999999995" table:style-name="ce1">
            <text:p>0.86909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.4247800000000002" table:style-name="ce1">
            <text:p>9.42478</text:p>
          </table:table-cell>
          <table:table-cell office:value-type="float" office:value="1.8227899999999999" table:style-name="ce1">
            <text:p>1.82279</text:p>
          </table:table-cell>
          <table:table-cell office:value-type="float" office:value="0.72893600000000003" table:style-name="ce1">
            <text:p>0.72893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.7389399999999995" table:style-name="ce1">
            <text:p>9.73894</text:p>
          </table:table-cell>
          <table:table-cell office:value-type="float" office:value="1.7654099999999999" table:style-name="ce1">
            <text:p>1.76541</text:p>
          </table:table-cell>
          <table:table-cell office:value-type="float" office:value="0.60201700000000002" table:style-name="ce1">
            <text:p>0.60201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.053100000000001" table:style-name="ce1">
            <text:p>10.0531</text:p>
          </table:table-cell>
          <table:table-cell office:value-type="float" office:value="1.70848" table:style-name="ce1">
            <text:p>1.70848</text:p>
          </table:table-cell>
          <table:table-cell office:value-type="float" office:value="0.48747800000000002" table:style-name="ce1">
            <text:p>0.48747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.3673" table:style-name="ce1">
            <text:p>10.3673</text:p>
          </table:table-cell>
          <table:table-cell office:value-type="float" office:value="1.6518600000000001" table:style-name="ce1">
            <text:p>1.65186</text:p>
          </table:table-cell>
          <table:table-cell office:value-type="float" office:value="0.38451400000000002" table:style-name="ce1">
            <text:p>0.38451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.6814" table:style-name="ce1">
            <text:p>10.6814</text:p>
          </table:table-cell>
          <table:table-cell office:value-type="float" office:value="1.59561" table:style-name="ce1">
            <text:p>1.59561</text:p>
          </table:table-cell>
          <table:table-cell office:value-type="float" office:value="0.29238799999999998" table:style-name="ce1">
            <text:p>0.29238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.9956" table:style-name="ce1">
            <text:p>10.9956</text:p>
          </table:table-cell>
          <table:table-cell office:value-type="float" office:value="1.53929" table:style-name="ce1">
            <text:p>1.53929</text:p>
          </table:table-cell>
          <table:table-cell office:value-type="float" office:value="0.210399" table:style-name="ce1">
            <text:p>0.21039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.309699999999999" table:style-name="ce1">
            <text:p>11.3097</text:p>
          </table:table-cell>
          <table:table-cell office:value-type="float" office:value="1.4827999999999999" table:style-name="ce1">
            <text:p>1.4828</text:p>
          </table:table-cell>
          <table:table-cell office:value-type="float" office:value="0.13791200000000001" table:style-name="ce1">
            <text:p>0.13791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.623900000000001" table:style-name="ce1">
            <text:p>11.6239</text:p>
          </table:table-cell>
          <table:table-cell office:value-type="float" office:value="1.42618" table:style-name="ce1">
            <text:p>1.42618</text:p>
          </table:table-cell>
          <table:table-cell office:value-type="float" office:value="7.4365899999999999E-2" table:style-name="ce1">
            <text:p>0.074365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.9381" table:style-name="ce1">
            <text:p>11.9381</text:p>
          </table:table-cell>
          <table:table-cell office:value-type="float" office:value="1.3690100000000001" table:style-name="ce1">
            <text:p>1.36901</text:p>
          </table:table-cell>
          <table:table-cell office:value-type="float" office:value="1.92266E-2" table:style-name="ce1">
            <text:p>0.01922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.2522" table:style-name="ce1">
            <text:p>12.2522</text:p>
          </table:table-cell>
          <table:table-cell office:value-type="float" office:value="1.3108500000000001" table:style-name="ce1">
            <text:p>1.31085</text:p>
          </table:table-cell>
          <table:table-cell office:value-type="float" office:value="-2.7981200000000001E-2" table:style-name="ce1">
            <text:p>-0.027981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.5664" table:style-name="ce1">
            <text:p>12.5664</text:p>
          </table:table-cell>
          <table:table-cell office:value-type="float" office:value="1.25126" table:style-name="ce1">
            <text:p>1.25126</text:p>
          </table:table-cell>
          <table:table-cell office:value-type="float" office:value="-6.76514E-2" table:style-name="ce1">
            <text:p>-0.067651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.8805" table:style-name="ce1">
            <text:p>12.8805</text:p>
          </table:table-cell>
          <table:table-cell office:value-type="float" office:value="1.18947" table:style-name="ce1">
            <text:p>1.18947</text:p>
          </table:table-cell>
          <table:table-cell office:value-type="float" office:value="-0.100115" table:style-name="ce1">
            <text:p>-0.10011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.194699999999999" table:style-name="ce1">
            <text:p>13.1947</text:p>
          </table:table-cell>
          <table:table-cell office:value-type="float" office:value="1.12429" table:style-name="ce1">
            <text:p>1.12429</text:p>
          </table:table-cell>
          <table:table-cell office:value-type="float" office:value="-0.12561" table:style-name="ce1">
            <text:p>-0.1256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.508800000000001" table:style-name="ce1">
            <text:p>13.5088</text:p>
          </table:table-cell>
          <table:table-cell office:value-type="float" office:value="1.0537799999999999" table:style-name="ce1">
            <text:p>1.05378</text:p>
          </table:table-cell>
          <table:table-cell office:value-type="float" office:value="-0.144233" table:style-name="ce1">
            <text:p>-0.14423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.823" table:style-name="ce1">
            <text:p>13.823</text:p>
          </table:table-cell>
          <table:table-cell office:value-type="float" office:value="0.97445700000000002" table:style-name="ce1">
            <text:p>0.974457</text:p>
          </table:table-cell>
          <table:table-cell office:value-type="float" office:value="-0.15588099999999999" table:style-name="ce1">
            <text:p>-0.1558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.1372" table:style-name="ce1">
            <text:p>14.1372</text:p>
          </table:table-cell>
          <table:table-cell office:value-type="float" office:value="0.87939900000000004" table:style-name="ce1">
            <text:p>0.879399</text:p>
          </table:table-cell>
          <table:table-cell office:value-type="float" office:value="-0.16006100000000001" table:style-name="ce1">
            <text:p>-0.16006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.4513" table:style-name="ce1">
            <text:p>14.4513</text:p>
          </table:table-cell>
          <table:table-cell office:value-type="float" office:value="0.752502" table:style-name="ce1">
            <text:p>0.752502</text:p>
          </table:table-cell>
          <table:table-cell office:value-type="float" office:value="-0.15545600000000001" table:style-name="ce1">
            <text:p>-0.15545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.765499999999999" table:style-name="ce1">
            <text:p>14.7655</text:p>
          </table:table-cell>
          <table:table-cell office:value-type="float" office:value="0.54916500000000001" table:style-name="ce1">
            <text:p>0.549165</text:p>
          </table:table-cell>
          <table:table-cell office:value-type="float" office:value="-0.138711" table:style-name="ce1">
            <text:p>-0.13871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.079599999999999" table:style-name="ce1">
            <text:p>15.0796</text:p>
          </table:table-cell>
          <table:table-cell office:value-type="float" office:value="0.107386" table:style-name="ce1">
            <text:p>0.107386</text:p>
          </table:table-cell>
          <table:table-cell office:value-type="float" office:value="-9.96591E-2" table:style-name="ce1">
            <text:p>-0.099659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.393800000000001" table:style-name="ce1">
            <text:p>15.3938</text:p>
          </table:table-cell>
          <table:table-cell office:value-type="float" office:value="-1.0803100000000001" table:style-name="ce1">
            <text:p>-1.08031</text:p>
          </table:table-cell>
          <table:table-cell office:value-type="float" office:value="-2.72267E-3" table:style-name="ce1">
            <text:p>-0.0027226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.708" table:style-name="ce1">
            <text:p>15.708</text:p>
          </table:table-cell>
          <table:table-cell office:value-type="float" office:value="-1.8647100000000001" table:style-name="ce1">
            <text:p>-1.86471</text:p>
          </table:table-cell>
          <table:table-cell office:value-type="float" office:value="0.181422" table:style-name="ce1">
            <text:p>0.18142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022099999999998" table:style-name="ce1">
            <text:p>16.0221</text:p>
          </table:table-cell>
          <table:table-cell office:value-type="float" office:value="-1.8499099999999999" table:style-name="ce1">
            <text:p>-1.84991</text:p>
          </table:table-cell>
          <table:table-cell office:value-type="float" office:value="0.37457699999999999" table:style-name="ce1">
            <text:p>0.37457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336300000000001" table:style-name="ce1">
            <text:p>16.3363</text:p>
          </table:table-cell>
          <table:table-cell office:value-type="float" office:value="-1.7761" table:style-name="ce1">
            <text:p>-1.7761</text:p>
          </table:table-cell>
          <table:table-cell office:value-type="float" office:value="0.55117300000000002" table:style-name="ce1">
            <text:p>0.55117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650400000000001" table:style-name="ce1">
            <text:p>16.6504</text:p>
          </table:table-cell>
          <table:table-cell office:value-type="float" office:value="-1.6980500000000001" table:style-name="ce1">
            <text:p>-1.69805</text:p>
          </table:table-cell>
          <table:table-cell office:value-type="float" office:value="0.71077900000000005" table:style-name="ce1">
            <text:p>0.71077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964600000000001" table:style-name="ce1">
            <text:p>16.9646</text:p>
          </table:table-cell>
          <table:table-cell office:value-type="float" office:value="-1.6173200000000001" table:style-name="ce1">
            <text:p>-1.61732</text:p>
          </table:table-cell>
          <table:table-cell office:value-type="float" office:value="0.85423700000000002" table:style-name="ce1">
            <text:p>0.85423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.2788" table:style-name="ce1">
            <text:p>17.2788</text:p>
          </table:table-cell>
          <table:table-cell office:value-type="float" office:value="-1.53322" table:style-name="ce1">
            <text:p>-1.53322</text:p>
          </table:table-cell>
          <table:table-cell office:value-type="float" office:value="0.98231299999999999" table:style-name="ce1">
            <text:p>0.98231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.5929" table:style-name="ce1">
            <text:p>17.5929</text:p>
          </table:table-cell>
          <table:table-cell office:value-type="float" office:value="-1.44404" table:style-name="ce1">
            <text:p>-1.44404</text:p>
          </table:table-cell>
          <table:table-cell office:value-type="float" office:value="1.09565" table:style-name="ce1">
            <text:p>1.0956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.9071" table:style-name="ce1">
            <text:p>17.9071</text:p>
          </table:table-cell>
          <table:table-cell office:value-type="float" office:value="-1.3474900000000001" table:style-name="ce1">
            <text:p>-1.34749</text:p>
          </table:table-cell>
          <table:table-cell office:value-type="float" office:value="1.19469" table:style-name="ce1">
            <text:p>1.1946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.2212" table:style-name="ce1">
            <text:p>18.2212</text:p>
          </table:table-cell>
          <table:table-cell office:value-type="float" office:value="-1.2393400000000001" table:style-name="ce1">
            <text:p>-1.23934</text:p>
          </table:table-cell>
          <table:table-cell office:value-type="float" office:value="1.27959" table:style-name="ce1">
            <text:p>1.2795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.535399999999999" table:style-name="ce1">
            <text:p>18.5354</text:p>
          </table:table-cell>
          <table:table-cell office:value-type="float" office:value="-1.1114299999999999" table:style-name="ce1">
            <text:p>-1.11143</text:p>
          </table:table-cell>
          <table:table-cell office:value-type="float" office:value="1.35006" table:style-name="ce1">
            <text:p>1.3500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.849599999999999" table:style-name="ce1">
            <text:p>18.8496</text:p>
          </table:table-cell>
          <table:table-cell office:value-type="float" office:value="-0.94524799999999998" table:style-name="ce1">
            <text:p>-0.945248</text:p>
          </table:table-cell>
          <table:table-cell office:value-type="float" office:value="1.40482" table:style-name="ce1">
            <text:p>1.4048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.163699999999999" table:style-name="ce1">
            <text:p>19.1637</text:p>
          </table:table-cell>
          <table:table-cell office:value-type="float" office:value="-0.68804100000000001" table:style-name="ce1">
            <text:p>-0.688041</text:p>
          </table:table-cell>
          <table:table-cell office:value-type="float" office:value="1.4401900000000001" table:style-name="ce1">
            <text:p>1.4401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.477900000000002" table:style-name="ce1">
            <text:p>19.4779</text:p>
          </table:table-cell>
          <table:table-cell office:value-type="float" office:value="-0.132772" table:style-name="ce1">
            <text:p>-0.132772</text:p>
          </table:table-cell>
          <table:table-cell office:value-type="float" office:value="1.44407" table:style-name="ce1">
            <text:p>1.4440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.792000000000002" table:style-name="ce1">
            <text:p>19.792</text:p>
          </table:table-cell>
          <table:table-cell office:value-type="float" office:value="1.3439300000000001" table:style-name="ce1">
            <text:p>1.34393</text:p>
          </table:table-cell>
          <table:table-cell office:value-type="float" office:value="1.3709199999999999" table:style-name="ce1">
            <text:p>1.3709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.106200000000001" table:style-name="ce1">
            <text:p>20.1062</text:p>
          </table:table-cell>
          <table:table-cell office:value-type="float" office:value="1.9742999999999999" table:style-name="ce1">
            <text:p>1.9743</text:p>
          </table:table-cell>
          <table:table-cell office:value-type="float" office:value="1.2033700000000001" table:style-name="ce1">
            <text:p>1.2033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.420400000000001" table:style-name="ce1">
            <text:p>20.4204</text:p>
          </table:table-cell>
          <table:table-cell office:value-type="float" office:value="1.9420299999999999" table:style-name="ce1">
            <text:p>1.94203</text:p>
          </table:table-cell>
          <table:table-cell office:value-type="float" office:value="1.03352" table:style-name="ce1">
            <text:p>1.0335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.734500000000001" table:style-name="ce1">
            <text:p>20.7345</text:p>
          </table:table-cell>
          <table:table-cell office:value-type="float" office:value="1.88426" table:style-name="ce1">
            <text:p>1.88426</text:p>
          </table:table-cell>
          <table:table-cell office:value-type="float" office:value="0.87828799999999996" table:style-name="ce1">
            <text:p>0.87828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.0487" table:style-name="ce1">
            <text:p>21.0487</text:p>
          </table:table-cell>
          <table:table-cell office:value-type="float" office:value="1.82637" table:style-name="ce1">
            <text:p>1.82637</text:p>
          </table:table-cell>
          <table:table-cell office:value-type="float" office:value="0.73727299999999996" table:style-name="ce1">
            <text:p>0.73727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.3628" table:style-name="ce1">
            <text:p>21.3628</text:p>
          </table:table-cell>
          <table:table-cell office:value-type="float" office:value="1.76891" table:style-name="ce1">
            <text:p>1.76891</text:p>
          </table:table-cell>
          <table:table-cell office:value-type="float" office:value="0.60955300000000001" table:style-name="ce1">
            <text:p>0.60955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.677" table:style-name="ce1">
            <text:p>21.677</text:p>
          </table:table-cell>
          <table:table-cell office:value-type="float" office:value="1.7118899999999999" table:style-name="ce1">
            <text:p>1.71189</text:p>
          </table:table-cell>
          <table:table-cell office:value-type="float" office:value="0.49426399999999998" table:style-name="ce1">
            <text:p>0.49426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.991099999999999" table:style-name="ce1">
            <text:p>21.9911</text:p>
          </table:table-cell>
          <table:table-cell office:value-type="float" office:value="1.6553100000000001" table:style-name="ce1">
            <text:p>1.65531</text:p>
          </table:table-cell>
          <table:table-cell office:value-type="float" office:value="0.39060299999999998" table:style-name="ce1">
            <text:p>0.3906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.305299999999999" table:style-name="ce1">
            <text:p>22.3053</text:p>
          </table:table-cell>
          <table:table-cell office:value-type="float" office:value="1.599" table:style-name="ce1">
            <text:p>1.599</text:p>
          </table:table-cell>
          <table:table-cell office:value-type="float" office:value="0.297821" table:style-name="ce1">
            <text:p>0.29782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.619499999999999" table:style-name="ce1">
            <text:p>22.6195</text:p>
          </table:table-cell>
          <table:table-cell office:value-type="float" office:value="1.5427200000000001" table:style-name="ce1">
            <text:p>1.54272</text:p>
          </table:table-cell>
          <table:table-cell office:value-type="float" office:value="0.215221" table:style-name="ce1">
            <text:p>0.21522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.933599999999998" table:style-name="ce1">
            <text:p>22.9336</text:p>
          </table:table-cell>
          <table:table-cell office:value-type="float" office:value="1.4863500000000001" table:style-name="ce1">
            <text:p>1.48635</text:p>
          </table:table-cell>
          <table:table-cell office:value-type="float" office:value="0.14216599999999999" table:style-name="ce1">
            <text:p>0.1421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.247800000000002" table:style-name="ce1">
            <text:p>23.2478</text:p>
          </table:table-cell>
          <table:table-cell office:value-type="float" office:value="1.4297599999999999" table:style-name="ce1">
            <text:p>1.42976</text:p>
          </table:table-cell>
          <table:table-cell office:value-type="float" office:value="7.8078800000000004E-2" table:style-name="ce1">
            <text:p>0.078078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.561900000000001" table:style-name="ce1">
            <text:p>23.5619</text:p>
          </table:table-cell>
          <table:table-cell office:value-type="float" office:value="1.3725700000000001" table:style-name="ce1">
            <text:p>1.37257</text:p>
          </table:table-cell>
          <table:table-cell office:value-type="float" office:value="2.2424400000000001E-2" table:style-name="ce1">
            <text:p>0.022424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.876100000000001" table:style-name="ce1">
            <text:p>23.8761</text:p>
          </table:table-cell>
          <table:table-cell office:value-type="float" office:value="1.3145100000000001" table:style-name="ce1">
            <text:p>1.31451</text:p>
          </table:table-cell>
          <table:table-cell office:value-type="float" office:value="-2.5262300000000001E-2" table:style-name="ce1">
            <text:p>-0.025262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.190300000000001" table:style-name="ce1">
            <text:p>24.1903</text:p>
          </table:table-cell>
          <table:table-cell office:value-type="float" office:value="1.2550399999999999" table:style-name="ce1">
            <text:p>1.25504</text:p>
          </table:table-cell>
          <table:table-cell office:value-type="float" office:value="-6.5390900000000002E-2" table:style-name="ce1">
            <text:p>-0.065390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.5044" table:style-name="ce1">
            <text:p>24.5044</text:p>
          </table:table-cell>
          <table:table-cell office:value-type="float" office:value="1.1934100000000001" table:style-name="ce1">
            <text:p>1.19341</text:p>
          </table:table-cell>
          <table:table-cell office:value-type="float" office:value="-9.8297499999999996E-2" table:style-name="ce1">
            <text:p>-0.098297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.8186" table:style-name="ce1">
            <text:p>24.8186</text:p>
          </table:table-cell>
          <table:table-cell office:value-type="float" office:value="1.1284799999999999" table:style-name="ce1">
            <text:p>1.12848</text:p>
          </table:table-cell>
          <table:table-cell office:value-type="float" office:value="-0.124221" table:style-name="ce1">
            <text:p>-0.12422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.1327" table:style-name="ce1">
            <text:p>25.1327</text:p>
          </table:table-cell>
          <table:table-cell office:value-type="float" office:value="1.0583899999999999" table:style-name="ce1">
            <text:p>1.05839</text:p>
          </table:table-cell>
          <table:table-cell office:value-type="float" office:value="-0.14327500000000001" table:style-name="ce1">
            <text:p>-0.14327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.446899999999999" table:style-name="ce1">
            <text:p>25.4469</text:p>
          </table:table-cell>
          <table:table-cell office:value-type="float" office:value="0.97976300000000005" table:style-name="ce1">
            <text:p>0.979763</text:p>
          </table:table-cell>
          <table:table-cell office:value-type="float" office:value="-0.155364" table:style-name="ce1">
            <text:p>-0.15536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.761099999999999" table:style-name="ce1">
            <text:p>25.7611</text:p>
          </table:table-cell>
          <table:table-cell office:value-type="float" office:value="0.88596900000000001" table:style-name="ce1">
            <text:p>0.885969</text:p>
          </table:table-cell>
          <table:table-cell office:value-type="float" office:value="-0.160028" table:style-name="ce1">
            <text:p>-0.16002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.075199999999999" table:style-name="ce1">
            <text:p>26.0752</text:p>
          </table:table-cell>
          <table:table-cell office:value-type="float" office:value="0.76192099999999996" table:style-name="ce1">
            <text:p>0.761921</text:p>
          </table:table-cell>
          <table:table-cell office:value-type="float" office:value="-0.15604299999999999" table:style-name="ce1">
            <text:p>-0.15604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.389399999999998" table:style-name="ce1">
            <text:p>26.3894</text:p>
          </table:table-cell>
          <table:table-cell office:value-type="float" office:value="0.56595600000000001" table:style-name="ce1">
            <text:p>0.565956</text:p>
          </table:table-cell>
          <table:table-cell office:value-type="float" office:value="-0.140235" table:style-name="ce1">
            <text:p>-0.14023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.703499999999998" table:style-name="ce1">
            <text:p>26.7035</text:p>
          </table:table-cell>
          <table:table-cell office:value-type="float" office:value="0.149673" table:style-name="ce1">
            <text:p>0.149673</text:p>
          </table:table-cell>
          <table:table-cell office:value-type="float" office:value="-0.103185" table:style-name="ce1">
            <text:p>-0.10318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.017700000000001" table:style-name="ce1">
            <text:p>27.0177</text:p>
          </table:table-cell>
          <table:table-cell office:value-type="float" office:value="-0.98463000000000001" table:style-name="ce1">
            <text:p>-0.98463</text:p>
          </table:table-cell>
          <table:table-cell office:value-type="float" office:value="-1.1705999999999999E-2" table:style-name="ce1">
            <text:p>-0.01170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.331900000000001" table:style-name="ce1">
            <text:p>27.3319</text:p>
          </table:table-cell>
          <table:table-cell office:value-type="float" office:value="-1.85561" table:style-name="ce1">
            <text:p>-1.85561</text:p>
          </table:table-cell>
          <table:table-cell office:value-type="float" office:value="0.169012" table:style-name="ce1">
            <text:p>0.16901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.646000000000001" table:style-name="ce1">
            <text:p>27.646</text:p>
          </table:table-cell>
          <table:table-cell office:value-type="float" office:value="-1.8540399999999999" table:style-name="ce1">
            <text:p>-1.85404</text:p>
          </table:table-cell>
          <table:table-cell office:value-type="float" office:value="0.36298799999999998" table:style-name="ce1">
            <text:p>0.36298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.9602" table:style-name="ce1">
            <text:p>27.9602</text:p>
          </table:table-cell>
          <table:table-cell office:value-type="float" office:value="-1.78091" table:style-name="ce1">
            <text:p>-1.78091</text:p>
          </table:table-cell>
          <table:table-cell office:value-type="float" office:value="0.540663" table:style-name="ce1">
            <text:p>0.54066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.2743" table:style-name="ce1">
            <text:p>28.2743</text:p>
          </table:table-cell>
          <table:table-cell office:value-type="float" office:value="-1.7029700000000001" table:style-name="ce1">
            <text:p>-1.70297</text:p>
          </table:table-cell>
          <table:table-cell office:value-type="float" office:value="0.70130700000000001" table:style-name="ce1">
            <text:p>0.70130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.5885" table:style-name="ce1">
            <text:p>28.5885</text:p>
          </table:table-cell>
          <table:table-cell office:value-type="float" office:value="-1.62246" table:style-name="ce1">
            <text:p>-1.62246</text:p>
          </table:table-cell>
          <table:table-cell office:value-type="float" office:value="0.845746" table:style-name="ce1">
            <text:p>0.84574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.902699999999999" table:style-name="ce1">
            <text:p>28.9027</text:p>
          </table:table-cell>
          <table:table-cell office:value-type="float" office:value="-1.53857" table:style-name="ce1">
            <text:p>-1.53857</text:p>
          </table:table-cell>
          <table:table-cell office:value-type="float" office:value="0.97476399999999996" table:style-name="ce1">
            <text:p>0.97476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.216799999999999" table:style-name="ce1">
            <text:p>29.2168</text:p>
          </table:table-cell>
          <table:table-cell office:value-type="float" office:value="-1.44974" table:style-name="ce1">
            <text:p>-1.44974</text:p>
          </table:table-cell>
          <table:table-cell office:value-type="float" office:value="1.08901" table:style-name="ce1">
            <text:p>1.0890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.530999999999999" table:style-name="ce1">
            <text:p>29.531</text:p>
          </table:table-cell>
          <table:table-cell office:value-type="float" office:value="-1.35375" table:style-name="ce1">
            <text:p>-1.35375</text:p>
          </table:table-cell>
          <table:table-cell office:value-type="float" office:value="1.18893" table:style-name="ce1">
            <text:p>1.1889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.845099999999999" table:style-name="ce1">
            <text:p>29.8451</text:p>
          </table:table-cell>
          <table:table-cell office:value-type="float" office:value="-1.2464900000000001" table:style-name="ce1">
            <text:p>-1.24649</text:p>
          </table:table-cell>
          <table:table-cell office:value-type="float" office:value="1.2747200000000001" table:style-name="ce1">
            <text:p>1.2747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.159300000000002" table:style-name="ce1">
            <text:p>30.1593</text:p>
          </table:table-cell>
          <table:table-cell office:value-type="float" office:value="-1.12022" table:style-name="ce1">
            <text:p>-1.12022</text:p>
          </table:table-cell>
          <table:table-cell office:value-type="float" office:value="1.3461000000000001" table:style-name="ce1">
            <text:p>1.346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.473400000000002" table:style-name="ce1">
            <text:p>30.4734</text:p>
          </table:table-cell>
          <table:table-cell office:value-type="float" office:value="-0.95738999999999996" table:style-name="ce1">
            <text:p>-0.95739</text:p>
          </table:table-cell>
          <table:table-cell office:value-type="float" office:value="1.40191" table:style-name="ce1">
            <text:p>1.4019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.787600000000001" table:style-name="ce1">
            <text:p>30.7876</text:p>
          </table:table-cell>
          <table:table-cell office:value-type="float" office:value="-0.70902299999999996" table:style-name="ce1">
            <text:p>-0.709023</text:p>
          </table:table-cell>
          <table:table-cell office:value-type="float" office:value="1.43869" table:style-name="ce1">
            <text:p>1.4386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.101800000000001" table:style-name="ce1">
            <text:p>31.1018</text:p>
          </table:table-cell>
          <table:table-cell office:value-type="float" office:value="-0.186747" table:style-name="ce1">
            <text:p>-0.186747</text:p>
          </table:table-cell>
          <table:table-cell office:value-type="float" office:value="1.4453" table:style-name="ce1">
            <text:p>1.445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.415900000000001" table:style-name="ce1">
            <text:p>31.4159</text:p>
          </table:table-cell>
          <table:table-cell office:value-type="float" office:value="1.23942" table:style-name="ce1">
            <text:p>1.23942</text:p>
          </table:table-cell>
          <table:table-cell office:value-type="float" office:value="1.37917" table:style-name="ce1">
            <text:p>1.3791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.7301" table:style-name="ce1">
            <text:p>31.7301</text:p>
          </table:table-cell>
          <table:table-cell office:value-type="float" office:value="1.97106" table:style-name="ce1">
            <text:p>1.97106</text:p>
          </table:table-cell>
          <table:table-cell office:value-type="float" office:value="1.2143699999999999" table:style-name="ce1">
            <text:p>1.2143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.044199999999996" table:style-name="ce1">
            <text:p>32.0442</text:p>
          </table:table-cell>
          <table:table-cell office:value-type="float" office:value="1.9454400000000001" table:style-name="ce1">
            <text:p>1.94544</text:p>
          </table:table-cell>
          <table:table-cell office:value-type="float" office:value="1.0436799999999999" table:style-name="ce1">
            <text:p>1.0436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.358400000000003" table:style-name="ce1">
            <text:p>32.3584</text:p>
          </table:table-cell>
          <table:table-cell office:value-type="float" office:value="1.88788" table:style-name="ce1">
            <text:p>1.88788</text:p>
          </table:table-cell>
          <table:table-cell office:value-type="float" office:value="0.88754299999999997" table:style-name="ce1">
            <text:p>0.88754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.672600000000003" table:style-name="ce1">
            <text:p>32.6726</text:p>
          </table:table-cell>
          <table:table-cell office:value-type="float" office:value="1.8299399999999999" table:style-name="ce1">
            <text:p>1.82994</text:p>
          </table:table-cell>
          <table:table-cell office:value-type="float" office:value="0.74566699999999997" table:style-name="ce1">
            <text:p>0.74566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.986699999999999" table:style-name="ce1">
            <text:p>32.9867</text:p>
          </table:table-cell>
          <table:table-cell office:value-type="float" office:value="1.77254" table:style-name="ce1">
            <text:p>1.77254</text:p>
          </table:table-cell>
          <table:table-cell office:value-type="float" office:value="0.617147" table:style-name="ce1">
            <text:p>0.6171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.300899999999999" table:style-name="ce1">
            <text:p>33.3009</text:p>
          </table:table-cell>
          <table:table-cell office:value-type="float" office:value="1.7155499999999999" table:style-name="ce1">
            <text:p>1.71555</text:p>
          </table:table-cell>
          <table:table-cell office:value-type="float" office:value="0.50110900000000003" table:style-name="ce1">
            <text:p>0.50110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.615000000000002" table:style-name="ce1">
            <text:p>33.615</text:p>
          </table:table-cell>
          <table:table-cell office:value-type="float" office:value="1.6589100000000001" table:style-name="ce1">
            <text:p>1.65891</text:p>
          </table:table-cell>
          <table:table-cell office:value-type="float" office:value="0.39674399999999999" table:style-name="ce1">
            <text:p>0.39674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.929200000000002" table:style-name="ce1">
            <text:p>33.9292</text:p>
          </table:table-cell>
          <table:table-cell office:value-type="float" office:value="1.6025100000000001" table:style-name="ce1">
            <text:p>1.60251</text:p>
          </table:table-cell>
          <table:table-cell office:value-type="float" office:value="0.30330099999999999" table:style-name="ce1">
            <text:p>0.30330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4.243400000000001" table:style-name="ce1">
            <text:p>34.2434</text:p>
          </table:table-cell>
          <table:table-cell office:value-type="float" office:value="1.54623" table:style-name="ce1">
            <text:p>1.54623</text:p>
          </table:table-cell>
          <table:table-cell office:value-type="float" office:value="0.220084" table:style-name="ce1">
            <text:p>0.22008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4.557499999999997" table:style-name="ce1">
            <text:p>34.5575</text:p>
          </table:table-cell>
          <table:table-cell office:value-type="float" office:value="1.4899500000000001" table:style-name="ce1">
            <text:p>1.48995</text:p>
          </table:table-cell>
          <table:table-cell office:value-type="float" office:value="0.146457" table:style-name="ce1">
            <text:p>0.14645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4.871699999999997" table:style-name="ce1">
            <text:p>34.8717</text:p>
          </table:table-cell>
          <table:table-cell office:value-type="float" office:value="1.4333199999999999" table:style-name="ce1">
            <text:p>1.43332</text:p>
          </table:table-cell>
          <table:table-cell office:value-type="float" office:value="8.1823699999999999E-2" table:style-name="ce1">
            <text:p>0.081823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.1858" table:style-name="ce1">
            <text:p>35.1858</text:p>
          </table:table-cell>
          <table:table-cell office:value-type="float" office:value="1.3761099999999999" table:style-name="ce1">
            <text:p>1.37611</text:p>
          </table:table-cell>
          <table:table-cell office:value-type="float" office:value="2.5651500000000001E-2" table:style-name="ce1">
            <text:p>0.025651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.5" table:style-name="ce1">
            <text:p>35.5</text:p>
          </table:table-cell>
          <table:table-cell office:value-type="float" office:value="1.3181400000000001" table:style-name="ce1">
            <text:p>1.31814</text:p>
          </table:table-cell>
          <table:table-cell office:value-type="float" office:value="-2.2517599999999999E-2" table:style-name="ce1">
            <text:p>-0.022517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.8142" table:style-name="ce1">
            <text:p>35.8142</text:p>
          </table:table-cell>
          <table:table-cell office:value-type="float" office:value="1.2587699999999999" table:style-name="ce1">
            <text:p>1.25877</text:p>
          </table:table-cell>
          <table:table-cell office:value-type="float" office:value="-6.3105700000000001E-2" table:style-name="ce1">
            <text:p>-0.063105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6.128300000000003" table:style-name="ce1">
            <text:p>36.1283</text:p>
          </table:table-cell>
          <table:table-cell office:value-type="float" office:value="1.19729" table:style-name="ce1">
            <text:p>1.19729</text:p>
          </table:table-cell>
          <table:table-cell office:value-type="float" office:value="-9.6454799999999993E-2" table:style-name="ce1">
            <text:p>-0.096454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6.442500000000003" table:style-name="ce1">
            <text:p>36.4425</text:p>
          </table:table-cell>
          <table:table-cell office:value-type="float" office:value="1.13262" table:style-name="ce1">
            <text:p>1.13262</text:p>
          </table:table-cell>
          <table:table-cell office:value-type="float" office:value="-0.122807" table:style-name="ce1">
            <text:p>-0.12280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6.756599999999999" table:style-name="ce1">
            <text:p>36.7566</text:p>
          </table:table-cell>
          <table:table-cell office:value-type="float" office:value="1.0629299999999999" table:style-name="ce1">
            <text:p>1.06293</text:p>
          </table:table-cell>
          <table:table-cell office:value-type="float" office:value="-0.142286" table:style-name="ce1">
            <text:p>-0.14228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7.070799999999998" table:style-name="ce1">
            <text:p>37.0708</text:p>
          </table:table-cell>
          <table:table-cell office:value-type="float" office:value="0.98499099999999995" table:style-name="ce1">
            <text:p>0.984991</text:p>
          </table:table-cell>
          <table:table-cell office:value-type="float" office:value="-0.15481700000000001" table:style-name="ce1">
            <text:p>-0.15481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7.384999999999998" table:style-name="ce1">
            <text:p>37.385</text:p>
          </table:table-cell>
          <table:table-cell office:value-type="float" office:value="0.89244999999999997" table:style-name="ce1">
            <text:p>0.89245</text:p>
          </table:table-cell>
          <table:table-cell office:value-type="float" office:value="-0.159966" table:style-name="ce1">
            <text:p>-0.1599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7.699100000000001" table:style-name="ce1">
            <text:p>37.6991</text:p>
          </table:table-cell>
          <table:table-cell office:value-type="float" office:value="0.77105500000000005" table:style-name="ce1">
            <text:p>0.771055</text:p>
          </table:table-cell>
          <table:table-cell office:value-type="float" office:value="-0.156579" table:style-name="ce1">
            <text:p>-0.15657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8.013300000000001" table:style-name="ce1">
            <text:p>38.0133</text:p>
          </table:table-cell>
          <table:table-cell office:value-type="float" office:value="0.58194699999999999" table:style-name="ce1">
            <text:p>0.581947</text:p>
          </table:table-cell>
          <table:table-cell office:value-type="float" office:value="-0.14167299999999999" table:style-name="ce1">
            <text:p>-0.14167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8.327399999999997" table:style-name="ce1">
            <text:p>38.3274</text:p>
          </table:table-cell>
          <table:table-cell office:value-type="float" office:value="0.189022" table:style-name="ce1">
            <text:p>0.189022</text:p>
          </table:table-cell>
          <table:table-cell office:value-type="float" office:value="-0.106503" table:style-name="ce1">
            <text:p>-0.1065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8.641599999999997" table:style-name="ce1">
            <text:p>38.6416</text:p>
          </table:table-cell>
          <table:table-cell office:value-type="float" office:value="-0.88880199999999998" table:style-name="ce1">
            <text:p>-0.888802</text:p>
          </table:table-cell>
          <table:table-cell office:value-type="float" office:value="-2.02081E-2" table:style-name="ce1">
            <text:p>-0.02020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8.9557" table:style-name="ce1">
            <text:p>38.9557</text:p>
          </table:table-cell>
          <table:table-cell office:value-type="float" office:value="-1.8436699999999999" table:style-name="ce1">
            <text:p>-1.84367</text:p>
          </table:table-cell>
          <table:table-cell office:value-type="float" office:value="0.15665299999999999" table:style-name="ce1">
            <text:p>0.15665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.2699" table:style-name="ce1">
            <text:p>39.2699</text:p>
          </table:table-cell>
          <table:table-cell office:value-type="float" office:value="-1.8580300000000001" table:style-name="ce1">
            <text:p>-1.85803</text:p>
          </table:table-cell>
          <table:table-cell office:value-type="float" office:value="0.35137600000000002" table:style-name="ce1">
            <text:p>0.35137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.584099999999999" table:style-name="ce1">
            <text:p>39.5841</text:p>
          </table:table-cell>
          <table:table-cell office:value-type="float" office:value="-1.78565" table:style-name="ce1">
            <text:p>-1.78565</text:p>
          </table:table-cell>
          <table:table-cell office:value-type="float" office:value="0.53012899999999996" table:style-name="ce1">
            <text:p>0.53012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9.898200000000003" table:style-name="ce1">
            <text:p>39.8982</text:p>
          </table:table-cell>
          <table:table-cell office:value-type="float" office:value="-1.7078899999999999" table:style-name="ce1">
            <text:p>-1.70789</text:p>
          </table:table-cell>
          <table:table-cell office:value-type="float" office:value="0.69180699999999995" table:style-name="ce1">
            <text:p>0.69180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.212400000000002" table:style-name="ce1">
            <text:p>40.2124</text:p>
          </table:table-cell>
          <table:table-cell office:value-type="float" office:value="-1.62757" table:style-name="ce1">
            <text:p>-1.62757</text:p>
          </table:table-cell>
          <table:table-cell office:value-type="float" office:value="0.837229" table:style-name="ce1">
            <text:p>0.83722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.526499999999999" table:style-name="ce1">
            <text:p>40.5265</text:p>
          </table:table-cell>
          <table:table-cell office:value-type="float" office:value="-1.54389" table:style-name="ce1">
            <text:p>-1.54389</text:p>
          </table:table-cell>
          <table:table-cell office:value-type="float" office:value="0.96718499999999996" table:style-name="ce1">
            <text:p>0.96718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0.840699999999998" table:style-name="ce1">
            <text:p>40.8407</text:p>
          </table:table-cell>
          <table:table-cell office:value-type="float" office:value="-1.45549" table:style-name="ce1">
            <text:p>-1.45549</text:p>
          </table:table-cell>
          <table:table-cell office:value-type="float" office:value="1.08233" table:style-name="ce1">
            <text:p>1.0823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.154899999999998" table:style-name="ce1">
            <text:p>41.1549</text:p>
          </table:table-cell>
          <table:table-cell office:value-type="float" office:value="-1.3600399999999999" table:style-name="ce1">
            <text:p>-1.36004</text:p>
          </table:table-cell>
          <table:table-cell office:value-type="float" office:value="1.18313" table:style-name="ce1">
            <text:p>1.1831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.469000000000001" table:style-name="ce1">
            <text:p>41.469</text:p>
          </table:table-cell>
          <table:table-cell office:value-type="float" office:value="-1.2536700000000001" table:style-name="ce1">
            <text:p>-1.25367</text:p>
          </table:table-cell>
          <table:table-cell office:value-type="float" office:value="1.2698" table:style-name="ce1">
            <text:p>1.269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.783200000000001" table:style-name="ce1">
            <text:p>41.7832</text:p>
          </table:table-cell>
          <table:table-cell office:value-type="float" office:value="-1.1289100000000001" table:style-name="ce1">
            <text:p>-1.12891</text:p>
          </table:table-cell>
          <table:table-cell office:value-type="float" office:value="1.3421000000000001" table:style-name="ce1">
            <text:p>1.342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.097299999999997" table:style-name="ce1">
            <text:p>42.0973</text:p>
          </table:table-cell>
          <table:table-cell office:value-type="float" office:value="-0.96923400000000004" table:style-name="ce1">
            <text:p>-0.969234</text:p>
          </table:table-cell>
          <table:table-cell office:value-type="float" office:value="1.3989499999999999" table:style-name="ce1">
            <text:p>1.3989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.411499999999997" table:style-name="ce1">
            <text:p>42.4115</text:p>
          </table:table-cell>
          <table:table-cell office:value-type="float" office:value="-0.72905399999999998" table:style-name="ce1">
            <text:p>-0.729054</text:p>
          </table:table-cell>
          <table:table-cell office:value-type="float" office:value="1.4371" table:style-name="ce1">
            <text:p>1.437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.725700000000003" table:style-name="ce1">
            <text:p>42.7257</text:p>
          </table:table-cell>
          <table:table-cell office:value-type="float" office:value="-0.23676900000000001" table:style-name="ce1">
            <text:p>-0.236769</text:p>
          </table:table-cell>
          <table:table-cell office:value-type="float" office:value="1.44628" table:style-name="ce1">
            <text:p>1.4462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.0398" table:style-name="ce1">
            <text:p>43.0398</text:p>
          </table:table-cell>
          <table:table-cell office:value-type="float" office:value="1.13036" table:style-name="ce1">
            <text:p>1.13036</text:p>
          </table:table-cell>
          <table:table-cell office:value-type="float" office:value="1.3869" table:style-name="ce1">
            <text:p>1.386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.353999999999999" table:style-name="ce1">
            <text:p>43.354</text:p>
          </table:table-cell>
          <table:table-cell office:value-type="float" office:value="1.96607" table:style-name="ce1">
            <text:p>1.96607</text:p>
          </table:table-cell>
          <table:table-cell office:value-type="float" office:value="1.2253700000000001" table:style-name="ce1">
            <text:p>1.2253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.668100000000003" table:style-name="ce1">
            <text:p>43.6681</text:p>
          </table:table-cell>
          <table:table-cell office:value-type="float" office:value="1.94886" table:style-name="ce1">
            <text:p>1.94886</text:p>
          </table:table-cell>
          <table:table-cell office:value-type="float" office:value="1.05389" table:style-name="ce1">
            <text:p>1.0538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.982300000000002" table:style-name="ce1">
            <text:p>43.9823</text:p>
          </table:table-cell>
          <table:table-cell office:value-type="float" office:value="1.8915" table:style-name="ce1">
            <text:p>1.8915</text:p>
          </table:table-cell>
          <table:table-cell office:value-type="float" office:value="0.89683100000000004" table:style-name="ce1">
            <text:p>0.89683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4.296500000000002" table:style-name="ce1">
            <text:p>44.2965</text:p>
          </table:table-cell>
          <table:table-cell office:value-type="float" office:value="1.8335399999999999" table:style-name="ce1">
            <text:p>1.83354</text:p>
          </table:table-cell>
          <table:table-cell office:value-type="float" office:value="0.75409400000000004" table:style-name="ce1">
            <text:p>0.75409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4.610599999999998" table:style-name="ce1">
            <text:p>44.6106</text:p>
          </table:table-cell>
          <table:table-cell office:value-type="float" office:value="1.77617" table:style-name="ce1">
            <text:p>1.77617</text:p>
          </table:table-cell>
          <table:table-cell office:value-type="float" office:value="0.62477099999999997" table:style-name="ce1">
            <text:p>0.62477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4.924799999999998" table:style-name="ce1">
            <text:p>44.9248</text:p>
          </table:table-cell>
          <table:table-cell office:value-type="float" office:value="1.7190399999999999" table:style-name="ce1">
            <text:p>1.71904</text:p>
          </table:table-cell>
          <table:table-cell office:value-type="float" office:value="0.50797700000000001" table:style-name="ce1">
            <text:p>0.50797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5.238900000000001" table:style-name="ce1">
            <text:p>45.2389</text:p>
          </table:table-cell>
          <table:table-cell office:value-type="float" office:value="1.6624099999999999" table:style-name="ce1">
            <text:p>1.66241</text:p>
          </table:table-cell>
          <table:table-cell office:value-type="float" office:value="0.40290999999999999" table:style-name="ce1">
            <text:p>0.4029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5.553100000000001" table:style-name="ce1">
            <text:p>45.5531</text:p>
          </table:table-cell>
          <table:table-cell office:value-type="float" office:value="1.6060300000000001" table:style-name="ce1">
            <text:p>1.60603</text:p>
          </table:table-cell>
          <table:table-cell office:value-type="float" office:value="0.308809" table:style-name="ce1">
            <text:p>0.30880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5.8673" table:style-name="ce1">
            <text:p>45.8673</text:p>
          </table:table-cell>
          <table:table-cell office:value-type="float" office:value="1.54975" table:style-name="ce1">
            <text:p>1.54975</text:p>
          </table:table-cell>
          <table:table-cell office:value-type="float" office:value="0.22497600000000001" table:style-name="ce1">
            <text:p>0.22497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6.181399999999996" table:style-name="ce1">
            <text:p>46.1814</text:p>
          </table:table-cell>
          <table:table-cell office:value-type="float" office:value="1.49342" table:style-name="ce1">
            <text:p>1.49342</text:p>
          </table:table-cell>
          <table:table-cell office:value-type="float" office:value="0.15076600000000001" table:style-name="ce1">
            <text:p>0.1507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6.495600000000003" table:style-name="ce1">
            <text:p>46.4956</text:p>
          </table:table-cell>
          <table:table-cell office:value-type="float" office:value="1.4368099999999999" table:style-name="ce1">
            <text:p>1.43681</text:p>
          </table:table-cell>
          <table:table-cell office:value-type="float" office:value="8.5588499999999998E-2" table:style-name="ce1">
            <text:p>0.085588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6.809699999999999" table:style-name="ce1">
            <text:p>46.8097</text:p>
          </table:table-cell>
          <table:table-cell office:value-type="float" office:value="1.37974" table:style-name="ce1">
            <text:p>1.37974</text:p>
          </table:table-cell>
          <table:table-cell office:value-type="float" office:value="2.89127E-2" table:style-name="ce1">
            <text:p>0.028912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.123899999999999" table:style-name="ce1">
            <text:p>47.1239</text:p>
          </table:table-cell>
          <table:table-cell office:value-type="float" office:value="1.3218099999999999" table:style-name="ce1">
            <text:p>1.32181</text:p>
          </table:table-cell>
          <table:table-cell office:value-type="float" office:value="-1.9743299999999998E-2" table:style-name="ce1">
            <text:p>-0.019743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.438000000000002" table:style-name="ce1">
            <text:p>47.438</text:p>
          </table:table-cell>
          <table:table-cell office:value-type="float" office:value="1.2625299999999999" table:style-name="ce1">
            <text:p>1.26253</text:p>
          </table:table-cell>
          <table:table-cell office:value-type="float" office:value="-6.0796599999999999E-2" table:style-name="ce1">
            <text:p>-0.06079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7.752200000000002" table:style-name="ce1">
            <text:p>47.7522</text:p>
          </table:table-cell>
          <table:table-cell office:value-type="float" office:value="1.20123" table:style-name="ce1">
            <text:p>1.20123</text:p>
          </table:table-cell>
          <table:table-cell office:value-type="float" office:value="-9.4585799999999998E-2" table:style-name="ce1">
            <text:p>-0.094585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8.066400000000002" table:style-name="ce1">
            <text:p>48.0664</text:p>
          </table:table-cell>
          <table:table-cell office:value-type="float" office:value="1.1368" table:style-name="ce1">
            <text:p>1.1368</text:p>
          </table:table-cell>
          <table:table-cell office:value-type="float" office:value="-0.12137000000000001" table:style-name="ce1">
            <text:p>-0.1213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8.380499999999998" table:style-name="ce1">
            <text:p>48.3805</text:p>
          </table:table-cell>
          <table:table-cell office:value-type="float" office:value="1.06748" table:style-name="ce1">
            <text:p>1.06748</text:p>
          </table:table-cell>
          <table:table-cell office:value-type="float" office:value="-0.14128099999999999" table:style-name="ce1">
            <text:p>-0.14128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8.694699999999997" table:style-name="ce1">
            <text:p>48.6947</text:p>
          </table:table-cell>
          <table:table-cell office:value-type="float" office:value="0.99017500000000003" table:style-name="ce1">
            <text:p>0.990175</text:p>
          </table:table-cell>
          <table:table-cell office:value-type="float" office:value="-0.154251" table:style-name="ce1">
            <text:p>-0.15425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9.008800000000001" table:style-name="ce1">
            <text:p>49.0088</text:p>
          </table:table-cell>
          <table:table-cell office:value-type="float" office:value="0.89883299999999999" table:style-name="ce1">
            <text:p>0.898833</text:p>
          </table:table-cell>
          <table:table-cell office:value-type="float" office:value="-0.159883" table:style-name="ce1">
            <text:p>-0.15988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9.323" table:style-name="ce1">
            <text:p>49.323</text:p>
          </table:table-cell>
          <table:table-cell office:value-type="float" office:value="0.77993000000000001" table:style-name="ce1">
            <text:p>0.77993</text:p>
          </table:table-cell>
          <table:table-cell office:value-type="float" office:value="-0.157082" table:style-name="ce1">
            <text:p>-0.15708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9.6372" table:style-name="ce1">
            <text:p>49.6372</text:p>
          </table:table-cell>
          <table:table-cell office:value-type="float" office:value="0.59724200000000005" table:style-name="ce1">
            <text:p>0.597242</text:p>
          </table:table-cell>
          <table:table-cell office:value-type="float" office:value="-0.14305000000000001" table:style-name="ce1">
            <text:p>-0.1430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9.951300000000003" table:style-name="ce1">
            <text:p>49.9513</text:p>
          </table:table-cell>
          <table:table-cell office:value-type="float" office:value="0.22577900000000001" table:style-name="ce1">
            <text:p>0.225779</text:p>
          </table:table-cell>
          <table:table-cell office:value-type="float" office:value="-0.109653" table:style-name="ce1">
            <text:p>-0.10965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.265500000000003" table:style-name="ce1">
            <text:p>50.2655</text:p>
          </table:table-cell>
          <table:table-cell office:value-type="float" office:value="-0.79405099999999995" table:style-name="ce1">
            <text:p>-0.794051</text:p>
          </table:table-cell>
          <table:table-cell office:value-type="float" office:value="-2.8263900000000002E-2" table:style-name="ce1">
            <text:p>-0.028263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.579599999999999" table:style-name="ce1">
            <text:p>50.5796</text:p>
          </table:table-cell>
          <table:table-cell office:value-type="float" office:value="-1.8283199999999999" table:style-name="ce1">
            <text:p>-1.82832</text:p>
          </table:table-cell>
          <table:table-cell office:value-type="float" office:value="0.14432300000000001" table:style-name="ce1">
            <text:p>0.14432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.893799999999999" table:style-name="ce1">
            <text:p>50.8938</text:p>
          </table:table-cell>
          <table:table-cell office:value-type="float" office:value="-1.8618699999999999" table:style-name="ce1">
            <text:p>-1.86187</text:p>
          </table:table-cell>
          <table:table-cell office:value-type="float" office:value="0.33970800000000001" table:style-name="ce1">
            <text:p>0.33970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.207999999999998" table:style-name="ce1">
            <text:p>51.208</text:p>
          </table:table-cell>
          <table:table-cell office:value-type="float" office:value="-1.7904" table:style-name="ce1">
            <text:p>-1.7904</text:p>
          </table:table-cell>
          <table:table-cell office:value-type="float" office:value="0.51953800000000006" table:style-name="ce1">
            <text:p>0.51953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.522100000000002" table:style-name="ce1">
            <text:p>51.5221</text:p>
          </table:table-cell>
          <table:table-cell office:value-type="float" office:value="-1.7127699999999999" table:style-name="ce1">
            <text:p>-1.71277</text:p>
          </table:table-cell>
          <table:table-cell office:value-type="float" office:value="0.68225400000000003" table:style-name="ce1">
            <text:p>0.68225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.836300000000001" table:style-name="ce1">
            <text:p>51.8363</text:p>
          </table:table-cell>
          <table:table-cell office:value-type="float" office:value="-1.63262" table:style-name="ce1">
            <text:p>-1.63262</text:p>
          </table:table-cell>
          <table:table-cell office:value-type="float" office:value="0.82866099999999998" table:style-name="ce1">
            <text:p>0.82866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.150399999999998" table:style-name="ce1">
            <text:p>52.1504</text:p>
          </table:table-cell>
          <table:table-cell office:value-type="float" office:value="-1.54922" table:style-name="ce1">
            <text:p>-1.54922</text:p>
          </table:table-cell>
          <table:table-cell office:value-type="float" office:value="0.95955500000000005" table:style-name="ce1">
            <text:p>0.9595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.464599999999997" table:style-name="ce1">
            <text:p>52.4646</text:p>
          </table:table-cell>
          <table:table-cell office:value-type="float" office:value="-1.4611400000000001" table:style-name="ce1">
            <text:p>-1.46114</text:p>
          </table:table-cell>
          <table:table-cell office:value-type="float" office:value="1.0755999999999999" table:style-name="ce1">
            <text:p>1.075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.778799999999997" table:style-name="ce1">
            <text:p>52.7788</text:p>
          </table:table-cell>
          <table:table-cell office:value-type="float" office:value="-1.3662099999999999" table:style-name="ce1">
            <text:p>-1.36621</text:p>
          </table:table-cell>
          <table:table-cell office:value-type="float" office:value="1.1772899999999999" table:style-name="ce1">
            <text:p>1.1772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3.0929" table:style-name="ce1">
            <text:p>53.0929</text:p>
          </table:table-cell>
          <table:table-cell office:value-type="float" office:value="-1.2606299999999999" table:style-name="ce1">
            <text:p>-1.26063</text:p>
          </table:table-cell>
          <table:table-cell office:value-type="float" office:value="1.26484" table:style-name="ce1">
            <text:p>1.2648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3.4071" table:style-name="ce1">
            <text:p>53.4071</text:p>
          </table:table-cell>
          <table:table-cell office:value-type="float" office:value="-1.13737" table:style-name="ce1">
            <text:p>-1.13737</text:p>
          </table:table-cell>
          <table:table-cell office:value-type="float" office:value="1.3380399999999999" table:style-name="ce1">
            <text:p>1.3380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3.721200000000003" table:style-name="ce1">
            <text:p>53.7212</text:p>
          </table:table-cell>
          <table:table-cell office:value-type="float" office:value="-0.98070299999999999" table:style-name="ce1">
            <text:p>-0.980703</text:p>
          </table:table-cell>
          <table:table-cell office:value-type="float" office:value="1.3958999999999999" table:style-name="ce1">
            <text:p>1.395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4.035400000000003" table:style-name="ce1">
            <text:p>54.0354</text:p>
          </table:table-cell>
          <table:table-cell office:value-type="float" office:value="-0.74817199999999995" table:style-name="ce1">
            <text:p>-0.748172</text:p>
          </table:table-cell>
          <table:table-cell office:value-type="float" office:value="1.4353899999999999" table:style-name="ce1">
            <text:p>1.4353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4.349600000000002" table:style-name="ce1">
            <text:p>54.3496</text:p>
          </table:table-cell>
          <table:table-cell office:value-type="float" office:value="-0.28328599999999998" table:style-name="ce1">
            <text:p>-0.283286</text:p>
          </table:table-cell>
          <table:table-cell office:value-type="float" office:value="1.4470000000000001" table:style-name="ce1">
            <text:p>1.4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4.663699999999999" table:style-name="ce1">
            <text:p>54.6637</text:p>
          </table:table-cell>
          <table:table-cell office:value-type="float" office:value="1.0187299999999999" table:style-name="ce1">
            <text:p>1.01873</text:p>
          </table:table-cell>
          <table:table-cell office:value-type="float" office:value="1.3940600000000001" table:style-name="ce1">
            <text:p>1.3940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4.977899999999998" table:style-name="ce1">
            <text:p>54.9779</text:p>
          </table:table-cell>
          <table:table-cell office:value-type="float" office:value="1.9590399999999999" table:style-name="ce1">
            <text:p>1.95904</text:p>
          </table:table-cell>
          <table:table-cell office:value-type="float" office:value="1.2363299999999999" table:style-name="ce1">
            <text:p>1.2363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5.292000000000002" table:style-name="ce1">
            <text:p>55.292</text:p>
          </table:table-cell>
          <table:table-cell office:value-type="float" office:value="1.9521999999999999" table:style-name="ce1">
            <text:p>1.9522</text:p>
          </table:table-cell>
          <table:table-cell office:value-type="float" office:value="1.0641" table:style-name="ce1">
            <text:p>1.064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5.606200000000001" table:style-name="ce1">
            <text:p>55.6062</text:p>
          </table:table-cell>
          <table:table-cell office:value-type="float" office:value="1.8950899999999999" table:style-name="ce1">
            <text:p>1.89509</text:p>
          </table:table-cell>
          <table:table-cell office:value-type="float" office:value="0.90613100000000002" table:style-name="ce1">
            <text:p>0.90613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5.920299999999997" table:style-name="ce1">
            <text:p>55.9203</text:p>
          </table:table-cell>
          <table:table-cell office:value-type="float" office:value="1.8371299999999999" table:style-name="ce1">
            <text:p>1.83713</text:p>
          </table:table-cell>
          <table:table-cell office:value-type="float" office:value="0.76253499999999996" table:style-name="ce1">
            <text:p>0.76253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.234499999999997" table:style-name="ce1">
            <text:p>56.2345</text:p>
          </table:table-cell>
          <table:table-cell office:value-type="float" office:value="1.77962" table:style-name="ce1">
            <text:p>1.77962</text:p>
          </table:table-cell>
          <table:table-cell office:value-type="float" office:value="0.63240399999999997" table:style-name="ce1">
            <text:p>0.63240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.548699999999997" table:style-name="ce1">
            <text:p>56.5487</text:p>
          </table:table-cell>
          <table:table-cell office:value-type="float" office:value="1.72262" table:style-name="ce1">
            <text:p>1.72262</text:p>
          </table:table-cell>
          <table:table-cell office:value-type="float" office:value="0.51486299999999996" table:style-name="ce1">
            <text:p>0.51486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6.8628" table:style-name="ce1">
            <text:p>56.8628</text:p>
          </table:table-cell>
          <table:table-cell office:value-type="float" office:value="1.66591" table:style-name="ce1">
            <text:p>1.66591</text:p>
          </table:table-cell>
          <table:table-cell office:value-type="float" office:value="0.40909000000000001" table:style-name="ce1">
            <text:p>0.4090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7.177" table:style-name="ce1">
            <text:p>57.177</text:p>
          </table:table-cell>
          <table:table-cell office:value-type="float" office:value="1.6095200000000001" table:style-name="ce1">
            <text:p>1.60952</text:p>
          </table:table-cell>
          <table:table-cell office:value-type="float" office:value="0.31433100000000003" table:style-name="ce1">
            <text:p>0.31433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7.491100000000003" table:style-name="ce1">
            <text:p>57.4911</text:p>
          </table:table-cell>
          <table:table-cell office:value-type="float" office:value="1.5531999999999999" table:style-name="ce1">
            <text:p>1.5532</text:p>
          </table:table-cell>
          <table:table-cell office:value-type="float" office:value="0.229879" table:style-name="ce1">
            <text:p>0.22987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7.805300000000003" table:style-name="ce1">
            <text:p>57.8053</text:p>
          </table:table-cell>
          <table:table-cell office:value-type="float" office:value="1.4968900000000001" table:style-name="ce1">
            <text:p>1.49689</text:p>
          </table:table-cell>
          <table:table-cell office:value-type="float" office:value="0.15509200000000001" table:style-name="ce1">
            <text:p>0.15509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8.119500000000002" table:style-name="ce1">
            <text:p>58.1195</text:p>
          </table:table-cell>
          <table:table-cell office:value-type="float" office:value="1.44034" table:style-name="ce1">
            <text:p>1.44034</text:p>
          </table:table-cell>
          <table:table-cell office:value-type="float" office:value="8.9372999999999994E-2" table:style-name="ce1">
            <text:p>0.08937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8.433599999999998" table:style-name="ce1">
            <text:p>58.4336</text:p>
          </table:table-cell>
          <table:table-cell office:value-type="float" office:value="1.3833" table:style-name="ce1">
            <text:p>1.3833</text:p>
          </table:table-cell>
          <table:table-cell office:value-type="float" office:value="3.2184699999999997E-2" table:style-name="ce1">
            <text:p>0.03218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8.747799999999998" table:style-name="ce1">
            <text:p>58.7478</text:p>
          </table:table-cell>
          <table:table-cell office:value-type="float" office:value="1.3254300000000001" table:style-name="ce1">
            <text:p>1.32543</text:p>
          </table:table-cell>
          <table:table-cell office:value-type="float" office:value="-1.6955100000000001E-2" table:style-name="ce1">
            <text:p>-0.016955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9.061900000000001" table:style-name="ce1">
            <text:p>59.0619</text:p>
          </table:table-cell>
          <table:table-cell office:value-type="float" office:value="1.2662500000000001" table:style-name="ce1">
            <text:p>1.26625</text:p>
          </table:table-cell>
          <table:table-cell office:value-type="float" office:value="-5.8467199999999997E-2" table:style-name="ce1">
            <text:p>-0.058467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9.376100000000001" table:style-name="ce1">
            <text:p>59.3761</text:p>
          </table:table-cell>
          <table:table-cell office:value-type="float" office:value="1.2050799999999999" table:style-name="ce1">
            <text:p>1.20508</text:p>
          </table:table-cell>
          <table:table-cell office:value-type="float" office:value="-9.2700599999999994E-2" table:style-name="ce1">
            <text:p>-0.092700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9.690300000000001" table:style-name="ce1">
            <text:p>59.6903</text:p>
          </table:table-cell>
          <table:table-cell office:value-type="float" office:value="1.14086" table:style-name="ce1">
            <text:p>1.14086</text:p>
          </table:table-cell>
          <table:table-cell office:value-type="float" office:value="-0.119918" table:style-name="ce1">
            <text:p>-0.11991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.004399999999997" table:style-name="ce1">
            <text:p>60.0044</text:p>
          </table:table-cell>
          <table:table-cell office:value-type="float" office:value="1.07192" table:style-name="ce1">
            <text:p>1.07192</text:p>
          </table:table-cell>
          <table:table-cell office:value-type="float" office:value="-0.14024800000000001" table:style-name="ce1">
            <text:p>-0.14024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.318600000000004" table:style-name="ce1">
            <text:p>60.3186</text:p>
          </table:table-cell>
          <table:table-cell office:value-type="float" office:value="0.99524999999999997" table:style-name="ce1">
            <text:p>0.99525</text:p>
          </table:table-cell>
          <table:table-cell office:value-type="float" office:value="-0.15365100000000001" table:style-name="ce1">
            <text:p>-0.15365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.6327" table:style-name="ce1">
            <text:p>60.6327</text:p>
          </table:table-cell>
          <table:table-cell office:value-type="float" office:value="0.905057" table:style-name="ce1">
            <text:p>0.905057</text:p>
          </table:table-cell>
          <table:table-cell office:value-type="float" office:value="-0.15975800000000001" table:style-name="ce1">
            <text:p>-0.15975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0.946899999999999" table:style-name="ce1">
            <text:p>60.9469</text:p>
          </table:table-cell>
          <table:table-cell office:value-type="float" office:value="0.78854500000000005" table:style-name="ce1">
            <text:p>0.788545</text:p>
          </table:table-cell>
          <table:table-cell office:value-type="float" office:value="-0.15753300000000001" table:style-name="ce1">
            <text:p>-0.15753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1.261099999999999" table:style-name="ce1">
            <text:p>61.2611</text:p>
          </table:table-cell>
          <table:table-cell office:value-type="float" office:value="0.61182599999999998" table:style-name="ce1">
            <text:p>0.611826</text:p>
          </table:table-cell>
          <table:table-cell office:value-type="float" office:value="-0.144339" table:style-name="ce1">
            <text:p>-0.14433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1.575200000000002" table:style-name="ce1">
            <text:p>61.5752</text:p>
          </table:table-cell>
          <table:table-cell office:value-type="float" office:value="0.26003999999999999" table:style-name="ce1">
            <text:p>0.26004</text:p>
          </table:table-cell>
          <table:table-cell office:value-type="float" office:value="-0.11261" table:style-name="ce1">
            <text:p>-0.1126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1.889400000000002" table:style-name="ce1">
            <text:p>61.8894</text:p>
          </table:table-cell>
          <table:table-cell office:value-type="float" office:value="-0.70173200000000002" table:style-name="ce1">
            <text:p>-0.701732</text:p>
          </table:table-cell>
          <table:table-cell office:value-type="float" office:value="-3.5837599999999997E-2" table:style-name="ce1">
            <text:p>-0.035837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2.203499999999998" table:style-name="ce1">
            <text:p>62.2035</text:p>
          </table:table-cell>
          <table:table-cell office:value-type="float" office:value="-1.80904" table:style-name="ce1">
            <text:p>-1.80904</text:p>
          </table:table-cell>
          <table:table-cell office:value-type="float" office:value="0.13209599999999999" table:style-name="ce1">
            <text:p>0.13209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2.517699999999998" table:style-name="ce1">
            <text:p>62.5177</text:p>
          </table:table-cell>
          <table:table-cell office:value-type="float" office:value="-1.8654999999999999" table:style-name="ce1">
            <text:p>-1.8655</text:p>
          </table:table-cell>
          <table:table-cell office:value-type="float" office:value="0.32803599999999999" table:style-name="ce1">
            <text:p>0.32803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2.831899999999997" table:style-name="ce1">
            <text:p>62.8319</text:p>
          </table:table-cell>
          <table:table-cell office:value-type="float" office:value="-1.7950999999999999" table:style-name="ce1">
            <text:p>-1.7951</text:p>
          </table:table-cell>
          <table:table-cell office:value-type="float" office:value="0.50893699999999997" table:style-name="ce1">
            <text:p>0.508937</text:p>
          </table:table-cell>
          <table:table-cell table:number-columns-repeated="16380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table:number-columns-repeated="16380"/>
        </table:table-row>
        <table:table-row table:number-rows-repeated="1048344" table:style-name="ro1">
          <table:table-cell table:number-columns-repeated="16384"/>
        </table:table-row>
        <table:named-expressions>
          <table:named-range table:name="dat" table:cell-range-address="Sheet1.$A$1:Sheet1.$I$23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18-11-12T13:02:18Z</meta:creation-date>
    <dc:date>2018-11-12T13:09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01.0pt" svg:width="1146.0pt" chart:style-name="Crt0">
        <chart:title chart:style-name="CT00">
          <text:p text:style-name="a0" text:class-names="" text:cond-style-name=""/>
        </chart:title>
        <chart:plot-area chart:style-name="Plt0">
          <chart:axis chart:dimension="x" chart:name="primary-x" chart:style-name="Axs0">
            <chart:categories table:cell-range-address="Sheet1.$B$4:.$B$204"/>
          </chart:axis>
          <chart:axis chart:dimension="y" chart:name="primary-y" chart:style-name="Axs1">
            <chart:grid chart:class="major" chart:style-name="GMa1"/>
          </chart:axis>
          <chart:series chart:label-cell-address="Sheet1.$C$1" chart:values-cell-range-address="Sheet1.$C$4:.$C$232" chart:class="chart:line" chart:attached-axis="primary-y" chart:style-name="G0S0">
            <chart:data-point chart:repeated="22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